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89bd9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officeooo:paragraph-rsid="00289bd9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9" style:family="paragraph" style:parent-style-name="Standard" style:list-style-name="L1">
      <style:text-properties officeooo:paragraph-rsid="00173ea2"/>
    </style:style>
    <style:style style:name="P20" style:family="paragraph" style:parent-style-name="Standard" style:list-style-name="L1">
      <style:text-properties officeooo:paragraph-rsid="000ba387"/>
    </style:style>
    <style:style style:name="P21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2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3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5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6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7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officeooo:paragraph-rsid="000ba387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5079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5079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<text:span text:style-name="T25">Μοίρες,</text:span> <text:span text:style-name="T24">[PD]</text:span>/<text:span text:style-name="T24">[PM]/[PY]</text:span></text:p>
            <text:p text:style-name="P16"/>
            <text:p text:style-name="P16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θανάτου</text:span><text:span text:style-name="T16"> </text:span><text:span text:style-name="T17">σε [ANAPLIROTI]</text:span></text:p>
      <text:p text:style-name="P2"/>
      <text:p text:style-name="P5">Έχοντας υπόψη </text:p>
      <text:p text:style-name="P5"/>
      <text:list xml:id="list2036495467" text:style-name="L1">
        <text:list-item>
          <text:p text:style-name="P21">Τις διατάξεις των άρθρων 2, 48 και 49 του Ν.3528/07 (ΦΕΚ 26/9.2.2007 τ.Α)</text:p>
        </text:list-item>
        <text:list-item>
          <text:p text:style-name="P22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9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20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7"><text:s text:c="6"/>[EXTRA_DOCUMENT_4]</text:p>
      <text:p text:style-name="P4">ΑΠΟΦΑΣΙΖΟΥΜΕ</text:p>
      <text:p text:style-name="P2"/>
      <text:p text:style-name="P28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ΘΑΝΑΤΟΥ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8">[MANAGER]</text:p>
            <text:p text:style-name="P8"/>
          </table:table-cell>
        </table:table-row>
        <table:table-row>
          <table:table-cell table:style-name="Πίνακας2.A1" office:value-type="string">
            <text:p text:style-name="P27"/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5:05.464531013</dc:date>
    <dc:creator>Ιωάννης Χαριτάκης</dc:creator>
    <meta:editing-duration>PT3H23M20S</meta:editing-duration>
    <meta:editing-cycles>24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0" meta:word-count="156" meta:character-count="1414" meta:non-whitespace-character-count="1258"/>
  </office:meta>
</office:document-meta>
</file>